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string" calcext:value-type="string">
            <text:p>A10_l.stats</text:p>
          </table:table-cell>
          <table:table-cell office:value-type="float" office:value="0.0340161" calcext:value-type="float">
            <text:p>0.0340161</text:p>
          </table:table-cell>
          <table:table-cell table:formula="of:=[.$B$6]/[.B2]" office:value-type="float" office:value="0.682788444295495" calcext:value-type="float">
            <text:p>0.7</text:p>
          </table:table-cell>
          <table:table-cell table:style-name="ce1" office:value-type="float" office:value="2.33499855074935" calcext:value-type="float">
            <text:p>2.3</text:p>
          </table:table-cell>
        </table:table-row>
        <table:table-row table:style-name="ro1">
          <table:table-cell office:value-type="string" calcext:value-type="string">
            <text:p>A10_m.stats</text:p>
          </table:table-cell>
          <table:table-cell office:value-type="float" office:value="0.0297258" calcext:value-type="float">
            <text:p>0.0297258</text:p>
          </table:table-cell>
          <table:table-cell table:formula="of:=[.$B$6]/[.B3]" office:value-type="float" office:value="0.781334732791043" calcext:value-type="float">
            <text:p>0.8</text:p>
          </table:table-cell>
          <table:table-cell table:style-name="ce1" office:value-type="float" office:value="1.14181225603517" calcext:value-type="float">
            <text:p>1.1</text:p>
          </table:table-cell>
        </table:table-row>
        <table:table-row table:style-name="ro1">
          <table:table-cell office:value-type="string" calcext:value-type="string">
            <text:p>A10_olm.stats</text:p>
          </table:table-cell>
          <table:table-cell office:value-type="float" office:value="0.022371" calcext:value-type="float">
            <text:p>0.022371</text:p>
          </table:table-cell>
          <table:table-cell table:formula="of:=[.$B$6]/[.B4]" office:value-type="float" office:value="1.03821018282598" calcext:value-type="float">
            <text:p>1.0</text:p>
          </table:table-cell>
          <table:table-cell table:style-name="ce1" office:value-type="float" office:value="1.30628755755573" calcext:value-type="float">
            <text:p>1.3</text:p>
          </table:table-cell>
        </table:table-row>
        <table:table-row table:style-name="ro1">
          <table:table-cell office:value-type="string" calcext:value-type="string">
            <text:p>A10_o.stats</text:p>
          </table:table-cell>
          <table:table-cell office:value-type="float" office:value="0.0319032" calcext:value-type="float">
            <text:p>0.0319032</text:p>
          </table:table-cell>
          <table:table-cell table:formula="of:=[.$B$6]/[.B5]" office:value-type="float" office:value="0.728008475638807" calcext:value-type="float">
            <text:p>0.7</text:p>
          </table:table-cell>
          <table:table-cell table:style-name="ce1" office:value-type="float" office:value="1.063779455276" calcext:value-type="float">
            <text:p>1.1</text:p>
          </table:table-cell>
        </table:table-row>
        <table:table-row table:style-name="ro1">
          <table:table-cell office:value-type="string" calcext:value-type="string">
            <text:p>A10_.stats</text:p>
          </table:table-cell>
          <table:table-cell office:value-type="float" office:value="0.0232258" calcext:value-type="float">
            <text:p>0.0232258</text:p>
          </table:table-cell>
          <table:table-cell table:formula="of:=[.$B$6]/[.B6]" office:value-type="float" office:value="1" calcext:value-type="float">
            <text:p>1.0</text:p>
          </table:table-cell>
          <table:table-cell table:style-name="ce1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asianDragon_B_l.stats</text:p>
          </table:table-cell>
          <table:table-cell office:value-type="float" office:value="0.96793" calcext:value-type="float">
            <text:p>0.96793</text:p>
          </table:table-cell>
          <table:table-cell table:formula="of:=[.$B$11]/[.B7]" office:value-type="float" office:value="0.531735766016138" calcext:value-type="float">
            <text:p>0.5</text:p>
          </table:table-cell>
          <table:table-cell table:style-name="ce1" office:value-type="float" office:value="0.899662282748964" calcext:value-type="float">
            <text:p>0.9</text:p>
          </table:table-cell>
        </table:table-row>
        <table:table-row table:style-name="ro1">
          <table:table-cell office:value-type="string" calcext:value-type="string">
            <text:p>asianDragon_B_m.stats</text:p>
          </table:table-cell>
          <table:table-cell office:value-type="float" office:value="0.250898" calcext:value-type="float">
            <text:p>0.250898</text:p>
          </table:table-cell>
          <table:table-cell table:formula="of:=[.$B$11]/[.B8]" office:value-type="float" office:value="2.05136350229974" calcext:value-type="float">
            <text:p>2.1</text:p>
          </table:table-cell>
          <table:table-cell table:style-name="ce1" office:value-type="float" office:value="0.674312549647477" calcext:value-type="float">
            <text:p>0.7</text:p>
          </table:table-cell>
        </table:table-row>
        <table:table-row table:style-name="ro1">
          <table:table-cell office:value-type="string" calcext:value-type="string">
            <text:p>asianDragon_B_olm.stats</text:p>
          </table:table-cell>
          <table:table-cell office:value-type="float" office:value="0.332172" calcext:value-type="float">
            <text:p>0.332172</text:p>
          </table:table-cell>
          <table:table-cell table:formula="of:=[.$B$11]/[.B9]" office:value-type="float" office:value="1.54944727430367" calcext:value-type="float">
            <text:p>1.5</text:p>
          </table:table-cell>
          <table:table-cell table:style-name="ce1" office:value-type="float" office:value="0.973955794404746" calcext:value-type="float">
            <text:p>1.0</text:p>
          </table:table-cell>
        </table:table-row>
        <table:table-row table:style-name="ro1">
          <table:table-cell office:value-type="string" calcext:value-type="string">
            <text:p>asianDragon_B_o.stats</text:p>
          </table:table-cell>
          <table:table-cell office:value-type="float" office:value="0.323459" calcext:value-type="float">
            <text:p>0.323459</text:p>
          </table:table-cell>
          <table:table-cell table:formula="of:=[.$B$11]/[.B10]" office:value-type="float" office:value="1.59118466328035" calcext:value-type="float">
            <text:p>1.6</text:p>
          </table:table-cell>
          <table:table-cell table:style-name="ce1" office:value-type="float" office:value="0.482351209315335" calcext:value-type="float">
            <text:p>0.5</text:p>
          </table:table-cell>
        </table:table-row>
        <table:table-row table:style-name="ro1">
          <table:table-cell office:value-type="string" calcext:value-type="string">
            <text:p>asianDragon_B_.stats</text:p>
          </table:table-cell>
          <table:table-cell office:value-type="float" office:value="0.514683" calcext:value-type="float">
            <text:p>0.514683</text:p>
          </table:table-cell>
          <table:table-cell table:formula="of:=[.$B$11]/[.B11]" office:value-type="float" office:value="1" calcext:value-type="float">
            <text:p>1.0</text:p>
          </table:table-cell>
          <table:table-cell table:style-name="ce1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city2_B_l.stats</text:p>
          </table:table-cell>
          <table:table-cell office:value-type="float" office:value="0.176694" calcext:value-type="float">
            <text:p>0.176694</text:p>
          </table:table-cell>
          <table:table-cell table:formula="of:=[.$B$16]/[.B12]" office:value-type="float" office:value="1.86462471843979" calcext:value-type="float">
            <text:p>1.9</text:p>
          </table:table-cell>
          <table:table-cell table:style-name="ce1" office:value-type="float" office:value="0.413298897821105" calcext:value-type="float">
            <text:p>0.4</text:p>
          </table:table-cell>
        </table:table-row>
        <table:table-row table:style-name="ro1">
          <table:table-cell office:value-type="string" calcext:value-type="string">
            <text:p>city2_B_m.stats</text:p>
          </table:table-cell>
          <table:table-cell office:value-type="float" office:value="0.213323" calcext:value-type="float">
            <text:p>0.213323</text:p>
          </table:table-cell>
          <table:table-cell table:formula="of:=[.$B$16]/[.B13]" office:value-type="float" office:value="1.54445605959039" calcext:value-type="float">
            <text:p>1.5</text:p>
          </table:table-cell>
          <table:table-cell table:style-name="ce1" office:value-type="float" office:value="0.810741383821326" calcext:value-type="float">
            <text:p>0.8</text:p>
          </table:table-cell>
        </table:table-row>
        <table:table-row table:style-name="ro1">
          <table:table-cell office:value-type="string" calcext:value-type="string">
            <text:p>city2_B_olm.stats</text:p>
          </table:table-cell>
          <table:table-cell office:value-type="float" office:value="0.241742" calcext:value-type="float">
            <text:p>0.241742</text:p>
          </table:table-cell>
          <table:table-cell table:formula="of:=[.$B$16]/[.B14]" office:value-type="float" office:value="1.3628910160419" calcext:value-type="float">
            <text:p>1.4</text:p>
          </table:table-cell>
          <table:table-cell table:style-name="ce1" office:value-type="float" office:value="0.90441781276257" calcext:value-type="float">
            <text:p>0.9</text:p>
          </table:table-cell>
        </table:table-row>
        <table:table-row table:style-name="ro1">
          <table:table-cell office:value-type="string" calcext:value-type="string">
            <text:p>city2_B_o.stats</text:p>
          </table:table-cell>
          <table:table-cell office:value-type="float" office:value="0.415951" calcext:value-type="float">
            <text:p>0.415951</text:p>
          </table:table-cell>
          <table:table-cell table:formula="of:=[.$B$16]/[.B15]" office:value-type="float" office:value="0.792083682933807" calcext:value-type="float">
            <text:p>0.8</text:p>
          </table:table-cell>
          <table:table-cell table:style-name="ce1" office:value-type="float" office:value="1.18949326316745" calcext:value-type="float">
            <text:p>1.2</text:p>
          </table:table-cell>
        </table:table-row>
        <table:table-row table:style-name="ro1">
          <table:table-cell office:value-type="string" calcext:value-type="string">
            <text:p>city2_B_.stats</text:p>
          </table:table-cell>
          <table:table-cell office:value-type="float" office:value="0.329468" calcext:value-type="float">
            <text:p>0.329468</text:p>
          </table:table-cell>
          <table:table-cell table:formula="of:=[.$B$16]/[.B16]" office:value-type="float" office:value="1" calcext:value-type="float">
            <text:p>1.0</text:p>
          </table:table-cell>
          <table:table-cell table:style-name="ce1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city_B_l.stats</text:p>
          </table:table-cell>
          <table:table-cell office:value-type="float" office:value="0.15029" calcext:value-type="float">
            <text:p>0.15029</text:p>
          </table:table-cell>
          <table:table-cell table:formula="of:=[.$B$21]/[.B17]" office:value-type="float" office:value="0.899121698050436" calcext:value-type="float">
            <text:p>0.9</text:p>
          </table:table-cell>
          <table:table-cell table:style-name="ce1" office:value-type="float" office:value="0.599129670171913" calcext:value-type="float">
            <text:p>0.6</text:p>
          </table:table-cell>
        </table:table-row>
        <table:table-row table:style-name="ro1">
          <table:table-cell office:value-type="string" calcext:value-type="string">
            <text:p>city_B_m.stats</text:p>
          </table:table-cell>
          <table:table-cell office:value-type="float" office:value="0.0835161" calcext:value-type="float">
            <text:p>0.0835161</text:p>
          </table:table-cell>
          <table:table-cell table:formula="of:=[.$B$21]/[.B18]" office:value-type="float" office:value="1.61799940370779" calcext:value-type="float">
            <text:p>1.6</text:p>
          </table:table-cell>
          <table:table-cell table:style-name="ce1" office:value-type="float" office:value="0.831325181206784" calcext:value-type="float">
            <text:p>0.8</text:p>
          </table:table-cell>
        </table:table-row>
        <table:table-row table:style-name="ro1">
          <table:table-cell office:value-type="string" calcext:value-type="string">
            <text:p>city_B_olm.stats</text:p>
          </table:table-cell>
          <table:table-cell office:value-type="float" office:value="0.15079" calcext:value-type="float">
            <text:p>0.15079</text:p>
          </table:table-cell>
          <table:table-cell table:formula="of:=[.$B$21]/[.B19]" office:value-type="float" office:value="0.896140327607932" calcext:value-type="float">
            <text:p>0.9</text:p>
          </table:table-cell>
          <table:table-cell table:style-name="ce1" office:value-type="float" office:value="0.707692666403829" calcext:value-type="float">
            <text:p>0.7</text:p>
          </table:table-cell>
        </table:table-row>
        <table:table-row table:style-name="ro1">
          <table:table-cell office:value-type="string" calcext:value-type="string">
            <text:p>city_B_o.stats</text:p>
          </table:table-cell>
          <table:table-cell office:value-type="float" office:value="0.114742" calcext:value-type="float">
            <text:p>0.114742</text:p>
          </table:table-cell>
          <table:table-cell table:formula="of:=[.$B$21]/[.B20]" office:value-type="float" office:value="1.17767687507626" calcext:value-type="float">
            <text:p>1.2</text:p>
          </table:table-cell>
          <table:table-cell table:style-name="ce1" office:value-type="float" office:value="0.512374638398441" calcext:value-type="float">
            <text:p>0.5</text:p>
          </table:table-cell>
        </table:table-row>
        <table:table-row table:style-name="ro1">
          <table:table-cell office:value-type="string" calcext:value-type="string">
            <text:p>city_B_.stats</text:p>
          </table:table-cell>
          <table:table-cell office:value-type="float" office:value="0.135129" calcext:value-type="float">
            <text:p>0.135129</text:p>
          </table:table-cell>
          <table:table-cell table:formula="of:=[.$B$21]/[.B21]" office:value-type="float" office:value="1" calcext:value-type="float">
            <text:p>1.0</text:p>
          </table:table-cell>
          <table:table-cell table:style-name="ce1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conference_B_l.stats</text:p>
          </table:table-cell>
          <table:table-cell office:value-type="float" office:value="0.351919" calcext:value-type="float">
            <text:p>0.351919</text:p>
          </table:table-cell>
          <table:table-cell table:formula="of:=[.$B$26]/[.B22]" office:value-type="float" office:value="1.14767034459634" calcext:value-type="float">
            <text:p>1.1</text:p>
          </table:table-cell>
          <table:table-cell table:style-name="ce1" office:value-type="float" office:value="1.0715266775799" calcext:value-type="float">
            <text:p>1.1</text:p>
          </table:table-cell>
        </table:table-row>
        <table:table-row table:style-name="ro1">
          <table:table-cell office:value-type="string" calcext:value-type="string">
            <text:p>conference_B_m.stats</text:p>
          </table:table-cell>
          <table:table-cell office:value-type="float" office:value="0.129887" calcext:value-type="float">
            <text:p>0.129887</text:p>
          </table:table-cell>
          <table:table-cell table:formula="of:=[.$B$26]/[.B23]" office:value-type="float" office:value="3.10952597257616" calcext:value-type="float">
            <text:p>3.1</text:p>
          </table:table-cell>
          <table:table-cell table:style-name="ce1" office:value-type="float" office:value="0.966922473339436" calcext:value-type="float">
            <text:p>1.0</text:p>
          </table:table-cell>
        </table:table-row>
        <table:table-row table:style-name="ro1">
          <table:table-cell office:value-type="string" calcext:value-type="string">
            <text:p>conference_B_olm.stats</text:p>
          </table:table-cell>
          <table:table-cell office:value-type="float" office:value="0.3945" calcext:value-type="float">
            <text:p>0.3945</text:p>
          </table:table-cell>
          <table:table-cell table:formula="of:=[.$B$26]/[.B24]" office:value-type="float" office:value="1.02379467680608" calcext:value-type="float">
            <text:p>1.0</text:p>
          </table:table-cell>
          <table:table-cell table:style-name="ce1" office:value-type="float" office:value="0.579765080756831" calcext:value-type="float">
            <text:p>0.6</text:p>
          </table:table-cell>
        </table:table-row>
        <table:table-row table:style-name="ro1">
          <table:table-cell office:value-type="string" calcext:value-type="string">
            <text:p>conference_B_o.stats</text:p>
          </table:table-cell>
          <table:table-cell office:value-type="float" office:value="0.256161" calcext:value-type="float">
            <text:p>0.256161</text:p>
          </table:table-cell>
          <table:table-cell table:formula="of:=[.$B$26]/[.B25]" office:value-type="float" office:value="1.57669200229543" calcext:value-type="float">
            <text:p>1.6</text:p>
          </table:table-cell>
          <table:table-cell table:style-name="ce1" office:value-type="float" office:value="1.55994303469705" calcext:value-type="float">
            <text:p>1.6</text:p>
          </table:table-cell>
        </table:table-row>
        <table:table-row table:style-name="ro1">
          <table:table-cell office:value-type="string" calcext:value-type="string">
            <text:p>conference_B_.stats</text:p>
          </table:table-cell>
          <table:table-cell office:value-type="float" office:value="0.403887" calcext:value-type="float">
            <text:p>0.403887</text:p>
          </table:table-cell>
          <table:table-cell table:formula="of:=[.$B$26]/[.B26]" office:value-type="float" office:value="1" calcext:value-type="float">
            <text:p>1.0</text:p>
          </table:table-cell>
          <table:table-cell table:style-name="ce1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fforest_B_l.stats</text:p>
          </table:table-cell>
          <table:table-cell office:value-type="float" office:value="0.20821" calcext:value-type="float">
            <text:p>0.20821</text:p>
          </table:table-cell>
          <table:table-cell table:formula="of:=[.$B$31]/[.B27]" office:value-type="float" office:value="0.346037174007012" calcext:value-type="float">
            <text:p>0.3</text:p>
          </table:table-cell>
          <table:table-cell table:style-name="ce1" office:value-type="float" office:value="1.32945168597463" calcext:value-type="float">
            <text:p>1.3</text:p>
          </table:table-cell>
        </table:table-row>
        <table:table-row table:style-name="ro1">
          <table:table-cell office:value-type="string" calcext:value-type="string">
            <text:p>fforest_B_m.stats</text:p>
          </table:table-cell>
          <table:table-cell office:value-type="float" office:value="0.160226" calcext:value-type="float">
            <text:p>0.160226</text:p>
          </table:table-cell>
          <table:table-cell table:formula="of:=[.$B$31]/[.B28]" office:value-type="float" office:value="0.449667344875364" calcext:value-type="float">
            <text:p>0.4</text:p>
          </table:table-cell>
          <table:table-cell table:style-name="ce1" office:value-type="float" office:value="2.67578302383735" calcext:value-type="float">
            <text:p>2.7</text:p>
          </table:table-cell>
        </table:table-row>
        <table:table-row table:style-name="ro1">
          <table:table-cell office:value-type="string" calcext:value-type="string">
            <text:p>fforest_B_olm.stats</text:p>
          </table:table-cell>
          <table:table-cell office:value-type="float" office:value="0.120032" calcext:value-type="float">
            <text:p>0.120032</text:p>
          </table:table-cell>
          <table:table-cell table:formula="of:=[.$B$31]/[.B29]" office:value-type="float" office:value="0.600243268461743" calcext:value-type="float">
            <text:p>0.6</text:p>
          </table:table-cell>
          <table:table-cell table:style-name="ce1" office:value-type="float" office:value="0.931338458555665" calcext:value-type="float">
            <text:p>0.9</text:p>
          </table:table-cell>
        </table:table-row>
        <table:table-row table:style-name="ro1">
          <table:table-cell office:value-type="string" calcext:value-type="string">
            <text:p>fforest_B_o.stats</text:p>
          </table:table-cell>
          <table:table-cell office:value-type="float" office:value="0.223839" calcext:value-type="float">
            <text:p>0.223839</text:p>
          </table:table-cell>
          <table:table-cell table:formula="of:=[.$B$31]/[.B30]" office:value-type="float" office:value="0.321875991225836" calcext:value-type="float">
            <text:p>0.3</text:p>
          </table:table-cell>
          <table:table-cell table:style-name="ce1" office:value-type="float" office:value="1.02893310485486" calcext:value-type="float">
            <text:p>1.0</text:p>
          </table:table-cell>
        </table:table-row>
        <table:table-row table:style-name="ro1">
          <table:table-cell office:value-type="string" calcext:value-type="string">
            <text:p>fforest_B_.stats</text:p>
          </table:table-cell>
          <table:table-cell office:value-type="float" office:value="0.0720484" calcext:value-type="float">
            <text:p>0.0720484</text:p>
          </table:table-cell>
          <table:table-cell table:formula="of:=[.$B$31]/[.B31]" office:value-type="float" office:value="1" calcext:value-type="float">
            <text:p>1.0</text:p>
          </table:table-cell>
          <table:table-cell table:style-name="ce1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teapots_B_l.stats</text:p>
          </table:table-cell>
          <table:table-cell office:value-type="float" office:value="0.236194" calcext:value-type="float">
            <text:p>0.236194</text:p>
          </table:table-cell>
          <table:table-cell table:formula="of:=[.$B$36]/[.B32]" office:value-type="float" office:value="1.34198159140368" calcext:value-type="float">
            <text:p>1.3</text:p>
          </table:table-cell>
          <table:table-cell table:style-name="ce1" office:value-type="float" office:value="1.79073192779092" calcext:value-type="float">
            <text:p>1.8</text:p>
          </table:table-cell>
        </table:table-row>
        <table:table-row table:style-name="ro1">
          <table:table-cell office:value-type="string" calcext:value-type="string">
            <text:p>teapots_B_m.stats</text:p>
          </table:table-cell>
          <table:table-cell office:value-type="float" office:value="0.360532" calcext:value-type="float">
            <text:p>0.360532</text:p>
          </table:table-cell>
          <table:table-cell table:formula="of:=[.$B$36]/[.B33]" office:value-type="float" office:value="0.879167452542354" calcext:value-type="float">
            <text:p>0.9</text:p>
          </table:table-cell>
          <table:table-cell table:style-name="ce1" office:value-type="float" office:value="1.347096" calcext:value-type="float">
            <text:p>1.3</text:p>
          </table:table-cell>
        </table:table-row>
        <table:table-row table:style-name="ro1">
          <table:table-cell office:value-type="string" calcext:value-type="string">
            <text:p>teapots_B_olm.stats</text:p>
          </table:table-cell>
          <table:table-cell office:value-type="float" office:value="0.200468" calcext:value-type="float">
            <text:p>0.200468</text:p>
          </table:table-cell>
          <table:table-cell table:formula="of:=[.$B$36]/[.B34]" office:value-type="float" office:value="1.58114013209091" calcext:value-type="float">
            <text:p>1.6</text:p>
          </table:table-cell>
          <table:table-cell table:style-name="ce1" office:value-type="float" office:value="0.792709708854413" calcext:value-type="float">
            <text:p>0.8</text:p>
          </table:table-cell>
        </table:table-row>
        <table:table-row table:style-name="ro1">
          <table:table-cell office:value-type="string" calcext:value-type="string">
            <text:p>teapots_B_o.stats</text:p>
          </table:table-cell>
          <table:table-cell office:value-type="float" office:value="0.209952" calcext:value-type="float">
            <text:p>0.209952</text:p>
          </table:table-cell>
          <table:table-cell table:formula="of:=[.$B$36]/[.B35]" office:value-type="float" office:value="1.50971650663009" calcext:value-type="float">
            <text:p>1.5</text:p>
          </table:table-cell>
          <table:table-cell table:style-name="ce1" office:value-type="float" office:value="1.21749158571723" calcext:value-type="float">
            <text:p>1.2</text:p>
          </table:table-cell>
        </table:table-row>
        <table:table-row table:style-name="ro1">
          <table:table-cell office:value-type="string" calcext:value-type="string">
            <text:p>teapots_B_.stats</text:p>
          </table:table-cell>
          <table:table-cell office:value-type="float" office:value="0.316968" calcext:value-type="float">
            <text:p>0.316968</text:p>
          </table:table-cell>
          <table:table-cell table:formula="of:=[.$B$36]/[.B36]" office:value-type="float" office:value="1" calcext:value-type="float">
            <text:p>1.0</text:p>
          </table:table-cell>
          <table:table-cell table:style-name="ce1" office:value-type="float" office:value="1" calcext:value-type="float">
            <text:p>1.0</text:p>
          </table:table-cell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6:19:43.186644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35:36.819601980</meta:creation-date>
    <dc:date>2019-05-12T17:32:27.605679935</dc:date>
    <meta:editing-duration>PT1H16M47S</meta:editing-duration>
    <meta:editing-cycles>4</meta:editing-cycles>
    <meta:generator>LibreOffice/6.1.5.1$Linux_X86_64 LibreOffice_project/10$Build-1</meta:generator>
    <meta:document-statistic meta:table-count="1" meta:cell-count="141" meta:object-count="0"/>
  </office:meta>
</office:document-meta>
</file>